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roman"/>
    <style:font-face style:name="新細明體1" svg:font-family="新細明體" style:font-family-generic="swiss"/>
    <style:font-face style:name="細明體" svg:font-family="細明體" style:font-family-generic="modern"/>
  </office:font-face-decls>
  <office:automatic-styles>
    <style:style style:name="co1" style:family="table-column">
      <style:table-column-properties fo:break-before="auto" style:column-width="0.764cm"/>
    </style:style>
    <style:style style:name="co2" style:family="table-column">
      <style:table-column-properties fo:break-before="auto" style:column-width="9.574cm"/>
    </style:style>
    <style:style style:name="co3" style:family="table-column">
      <style:table-column-properties fo:break-before="auto" style:column-width="2.344cm"/>
    </style:style>
    <style:style style:name="co4" style:family="table-column">
      <style:table-column-properties fo:break-before="auto" style:column-width="1.69cm"/>
    </style:style>
    <style:style style:name="co5" style:family="table-column">
      <style:table-column-properties fo:break-before="auto" style:column-width="2.125cm"/>
    </style:style>
    <style:style style:name="co6" style:family="table-column">
      <style:table-column-properties fo:break-before="auto" style:column-width="1.854cm"/>
    </style:style>
    <style:style style:name="co7" style:family="table-column">
      <style:table-column-properties fo:break-before="auto" style:column-width="1.598cm"/>
    </style:style>
    <style:style style:name="ro1" style:family="table-row">
      <style:table-row-properties style:row-height="0.503cm" fo:break-before="auto" style:use-optimal-row-height="true"/>
    </style:style>
    <style:style style:name="ro2" style:family="table-row">
      <style:table-row-properties style:row-height="0.476cm" fo:break-before="auto" style:use-optimal-row-height="true"/>
    </style:style>
    <style:style style:name="ro3" style:family="table-row">
      <style:table-row-properties style:row-height="0.582cm" fo:break-before="auto" style:use-optimal-row-height="true"/>
    </style:style>
    <style:style style:name="ta1" style:family="table" style:master-page-name="PageStyle_5f_澎湖縣">
      <style:table-properties table:display="true" style:writing-mode="lr-tb"/>
    </style:style>
    <number:percentage-style style:name="N11">
      <number:number number:decimal-places="2" number:min-decimal-places="2" number:min-integer-digits="1"/>
      <number:text>%</number:text>
    </number:percentage-style>
    <style:style style:name="ce1" style:family="table-cell" style:parent-style-name="一般_20_2">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新細明體" fo:font-size="11pt" fo:font-style="normal" fo:text-shadow="none" style:text-underline-style="none" fo:font-weight="normal" style:font-name-asian="新細明體"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 style:family="table-cell" style:parent-style-name="Default">
      <style:table-cell-properties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 style:family="table-cell" style:parent-style-name="一般_20_2">
      <style:table-cell-properties style:cell-protect="protected" style:print-content="true"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6"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7"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8"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9" style:family="table-cell" style:parent-style-name="一般_20_6">
      <style:table-cell-properties fo:border-bottom="none" style:cell-protect="protected"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0" style:family="table-cell" style:parent-style-name="一般_20_6">
      <style:table-cell-properties fo:border-bottom="0.74pt solid #000000"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1"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2" style:family="table-cell" style:parent-style-name="一般_20_6">
      <style:table-cell-properties fo:border-bottom="0.74pt solid #000000"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3" style:family="table-cell" style:parent-style-name="一般_20_6">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4" style:family="table-cell" style:parent-style-name="一般_20_2">
      <style:table-cell-properties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5" style:family="table-cell" style:parent-style-name="一般_20_2">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6"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17" style:family="table-cell" style:parent-style-name="一般_20_2">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8" style:family="table-cell" style:parent-style-name="一般_20_2">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9" style:family="table-cell" style:parent-style-name="Default" style:data-style-name="N160">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0" style:family="table-cell" style:parent-style-name="Default" style:data-style-name="N160">
      <style:table-cell-properties fo:border-bottom="none"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1" style:family="table-cell" style:parent-style-name="Default" style:data-style-name="N160">
      <style:table-cell-properties fo:border-bottom="0.74pt solid #000000"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2" style:family="table-cell" style:parent-style-name="Default" style:data-style-name="N160">
      <style:table-cell-properties fo:border-bottom="0.74pt solid #000000"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24"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5"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6" style:family="table-cell" style:parent-style-name="Default" style:data-style-name="N11">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7" style:family="table-cell" style:parent-style-name="Default" style:data-style-name="N11">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8" style:family="table-cell" style:parent-style-name="Default" style:data-style-name="N11">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9" style:family="table-cell" style:parent-style-name="Default" style:data-style-name="N11">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0" style:family="table-cell" style:parent-style-name="一般_20_2">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1"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2"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3" style:family="table-cell" style:parent-style-name="Default" style:data-style-name="N11">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4" style:family="table-cell" style:parent-style-name="Default" style:data-style-name="N11">
      <style:table-cell-properties fo:border-bottom="none"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5" style:family="table-cell" style:parent-style-name="Default" style:data-style-name="N11">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6" style:family="table-cell" style:parent-style-name="Default" style:data-style-name="N11">
      <style:table-cell-properties fo:border-bottom="0.74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7" style:family="table-cell" style:parent-style-name="Default" style:data-style-name="N160">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8" style:family="table-cell" style:parent-style-name="Default" style:data-style-name="N160">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9" style:family="table-cell" style:parent-style-name="Default" style:data-style-name="N160">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0" style:family="table-cell" style:parent-style-name="Default" style:data-style-name="N160">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T1" style:family="text">
      <style:text-properties fo:color="#000000" style:font-name="新細明體" fo:font-size="11pt" fo:font-weight="normal" style:text-underline-style="none" style:text-underline-color="font-color" style:text-line-through-type="none" fo:font-style="normal" style:text-outline="false" fo:text-shadow="none" style:text-position="0% 100%" style:font-name-asian="新細明體" style:font-size-asian="11pt" style:font-size-complex="11pt" style:font-weight-asian="normal" style:font-weight-complex="normal" style:font-style-asian="normal" style:font-style-complex="normal"/>
    </style:style>
    <style:style style:name="T2" style:family="text">
      <style:text-properties fo:color="#000000" style:font-name="細明體" fo:font-size="11pt" fo:font-weight="normal" style:text-underline-style="none" style:text-underline-color="font-color" style:text-line-through-type="none" fo:font-style="normal" style:text-outline="false" fo:text-shadow="none" style:text-position="0% 100%" style:font-name-asian="細明體" style:font-size-asian="11pt" style:font-size-complex="11pt" style:font-weight-asian="normal" style:font-weight-complex="normal" style:font-style-asian="normal" style:font-style-complex="normal"/>
    </style:style>
    <style:style style:name="T3" style:family="text">
      <style:text-properties fo:color="#000000" style:font-name="新細明體1" fo:font-size="11pt" fo:font-weight="normal" style:text-underline-style="none" style:text-underline-color="font-color" style:text-line-through-type="none" fo:font-style="normal" style:text-outline="false" fo:text-shadow="none" style:text-position="0% 100%" style:font-name-asian="新細明體1" style:font-size-asian="11pt" style:font-size-complex="11pt" style:font-weight-asian="normal" style:font-weight-complex="normal" style:font-style-asian="normal" style:font-style-complex="normal"/>
    </style:style>
    <style:style style:name="T4" style:family="text">
      <style:text-properties fo:color="#000000" style:font-name="Times New Roman" fo:font-size="11pt" fo:font-weight="normal" style:text-underline-style="none" style:text-underline-color="font-color" style:text-line-through-type="none" fo:font-style="normal" style:text-outline="false" fo:text-shadow="none" style:text-position="-8% 58%" style:font-name-complex="Times New Roman"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澎湖縣"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5" table:default-cell-style-name="ce3"/>
        <table:table-column table:style-name="co4" table:default-cell-style-name="ce3"/>
        <table:table-column table:style-name="co5"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6" table:default-cell-style-name="ce3"/>
        <table:table-column table:style-name="co4" table:default-cell-style-name="ce3"/>
        <table:table-column table:style-name="co7" table:number-columns-repeated="16364" table:default-cell-style-name="ce3"/>
        <table:table-row table:style-name="ro1">
          <table:table-cell table:style-name="ce1"/>
          <table:table-cell table:style-name="ce2"/>
          <table:table-cell table:number-columns-repeated="16382"/>
        </table:table-row>
        <table:table-row table:style-name="ro2">
          <table:table-cell table:style-name="ce2"/>
          <table:table-cell table:style-name="ce4" office:value-type="string" calcext:value-type="string">
            <text:p>澎湖縣民國110年行業別版排放量分類統計表</text:p>
          </table:table-cell>
          <table:table-cell table:style-name="ce16" table:number-columns-repeated="18"/>
          <table:table-cell table:number-columns-repeated="16364"/>
        </table:table-row>
        <table:table-row table:style-name="ro3">
          <table:table-cell table:style-name="ce2"/>
          <table:table-cell table:style-name="ce5" office:value-type="string" calcext:value-type="string">
            <text:p><text:span text:style-name="T1">行業別</text:span></text:p>
          </table:table-cell>
          <table:table-cell table:style-name="ce17" office:value-type="string" calcext:value-type="string" table:number-columns-spanned="2" table:number-rows-spanned="1">
            <text:p>TSP</text:p>
          </table:table-cell>
          <table:covered-table-cell table:style-name="ce24"/>
          <table:table-cell table:style-name="ce30" office:value-type="string" calcext:value-type="string" table:number-columns-spanned="2" table:number-rows-spanned="1">
            <text:p>PM<text:span text:style-name="T4">10</text:span></text:p>
          </table:table-cell>
          <table:covered-table-cell table:style-name="ce31"/>
          <table:table-cell table:style-name="ce24" office:value-type="string" calcext:value-type="string" table:number-columns-spanned="2" table:number-rows-spanned="1">
            <text:p>PM<text:span text:style-name="T4">2.5</text:span></text:p>
          </table:table-cell>
          <table:covered-table-cell table:style-name="ce24"/>
          <table:table-cell table:style-name="ce30" office:value-type="string" calcext:value-type="string" table:number-columns-spanned="2" table:number-rows-spanned="1">
            <text:p>SO<text:span text:style-name="T4">X</text:span></text:p>
          </table:table-cell>
          <table:covered-table-cell table:style-name="ce31"/>
          <table:table-cell table:style-name="ce24" office:value-type="string" calcext:value-type="string" table:number-columns-spanned="2" table:number-rows-spanned="1">
            <text:p>NO<text:span text:style-name="T4">X</text:span></text:p>
          </table:table-cell>
          <table:covered-table-cell table:style-name="ce24"/>
          <table:table-cell table:style-name="ce30" office:value-type="string" calcext:value-type="string" table:number-columns-spanned="2" table:number-rows-spanned="1">
            <text:p>THC</text:p>
          </table:table-cell>
          <table:covered-table-cell table:style-name="ce31"/>
          <table:table-cell table:style-name="ce24" office:value-type="string" calcext:value-type="string" table:number-columns-spanned="2" table:number-rows-spanned="1">
            <text:p>NMHC</text:p>
          </table:table-cell>
          <table:covered-table-cell table:style-name="ce24"/>
          <table:table-cell table:style-name="ce30" office:value-type="string" calcext:value-type="string" table:number-columns-spanned="2" table:number-rows-spanned="1">
            <text:p>CO</text:p>
          </table:table-cell>
          <table:covered-table-cell table:style-name="ce31"/>
          <table:table-cell table:style-name="ce30" office:value-type="string" calcext:value-type="string" table:number-columns-spanned="2" table:number-rows-spanned="1">
            <text:p>Pb</text:p>
          </table:table-cell>
          <table:covered-table-cell table:style-name="ce31"/>
          <table:table-cell table:number-columns-repeated="16364"/>
        </table:table-row>
        <table:table-row table:style-name="ro1">
          <table:table-cell table:style-name="ce2"/>
          <table:table-cell table:style-name="ce5"/>
          <table:table-cell table:style-name="ce18"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25"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25"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25"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number-columns-repeated="16364"/>
        </table:table-row>
        <table:table-row table:style-name="ro2">
          <table:table-cell table:style-name="ce2"/>
          <table:table-cell table:style-name="ce6" office:value-type="string" calcext:value-type="string">
            <text:p>農、林、漁、牧業</text:p>
          </table:table-cell>
          <table:table-cell table:style-name="ce19" office:value-type="float" office:value="784.326367341941" calcext:value-type="float">
            <text:p><text:s/>784.33 </text:p>
          </table:table-cell>
          <table:table-cell table:style-name="ce26" office:value-type="percentage" office:value="0.193396203119927" calcext:value-type="percentage">
            <text:p>19.34%</text:p>
          </table:table-cell>
          <table:table-cell table:style-name="ce19" office:value-type="float" office:value="482.524379290528" calcext:value-type="float">
            <text:p><text:s/>482.52 </text:p>
          </table:table-cell>
          <table:table-cell table:style-name="ce33" office:value-type="percentage" office:value="0.243340069437546" calcext:value-type="percentage">
            <text:p>24.33%</text:p>
          </table:table-cell>
          <table:table-cell table:style-name="ce37" office:value-type="float" office:value="150.194173679435" calcext:value-type="float">
            <text:p><text:s/>150.19 </text:p>
          </table:table-cell>
          <table:table-cell table:style-name="ce26" office:value-type="percentage" office:value="0.225284750576358" calcext:value-type="percentage">
            <text:p>22.53%</text:p>
          </table:table-cell>
          <table:table-cell table:style-name="ce19" office:value-type="float" office:value="43.43526053384" calcext:value-type="float">
            <text:p><text:s/>43.44 </text:p>
          </table:table-cell>
          <table:table-cell table:style-name="ce33" office:value-type="percentage" office:value="0.0676429446768723" calcext:value-type="percentage">
            <text:p>6.76%</text:p>
          </table:table-cell>
          <table:table-cell table:style-name="ce37" office:value-type="float" office:value="1282.76689068176" calcext:value-type="float">
            <text:p><text:s/>1,282.77 </text:p>
          </table:table-cell>
          <table:table-cell table:style-name="ce26" office:value-type="percentage" office:value="0.35650281647891" calcext:value-type="percentage">
            <text:p>35.65%</text:p>
          </table:table-cell>
          <table:table-cell table:style-name="ce19" office:value-type="float" office:value="105.321434368557" calcext:value-type="float">
            <text:p><text:s/>105.32 </text:p>
          </table:table-cell>
          <table:table-cell table:style-name="ce33" office:value-type="percentage" office:value="0.0572082342739218" calcext:value-type="percentage">
            <text:p>5.72%</text:p>
          </table:table-cell>
          <table:table-cell table:style-name="ce37" office:value-type="float" office:value="105.228283751625" calcext:value-type="float">
            <text:p><text:s/>105.23 </text:p>
          </table:table-cell>
          <table:table-cell table:style-name="ce26" office:value-type="percentage" office:value="0.0919729389501014" calcext:value-type="percentage">
            <text:p>9.20%</text:p>
          </table:table-cell>
          <table:table-cell table:style-name="ce19" office:value-type="float" office:value="358.776284643831" calcext:value-type="float">
            <text:p><text:s/>358.78 </text:p>
          </table:table-cell>
          <table:table-cell table:style-name="ce33" office:value-type="percentage" office:value="0.221862408681107" calcext:value-type="percentage">
            <text:p>22.19%</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礦業及土石採取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製造業</text:p>
          </table:table-cell>
          <table:table-cell table:style-name="ce19" office:value-type="float" office:value="33.882" calcext:value-type="float">
            <text:p><text:s/>33.88 </text:p>
          </table:table-cell>
          <table:table-cell table:style-name="ce26" office:value-type="percentage" office:value="0.00835449428573477" calcext:value-type="percentage">
            <text:p>0.84%</text:p>
          </table:table-cell>
          <table:table-cell table:style-name="ce19" office:value-type="float" office:value="17.8977223633646" calcext:value-type="float">
            <text:p><text:s/>17.90 </text:p>
          </table:table-cell>
          <table:table-cell table:style-name="ce33" office:value-type="percentage" office:value="0.00902593358925968" calcext:value-type="percentage">
            <text:p>0.90%</text:p>
          </table:table-cell>
          <table:table-cell table:style-name="ce37" office:value-type="float" office:value="11.9116063082772" calcext:value-type="float">
            <text:p><text:s/>11.91 </text:p>
          </table:table-cell>
          <table:table-cell table:style-name="ce26" office:value-type="percentage" office:value="0.0178668931715787" calcext:value-type="percentage">
            <text:p>1.79%</text:p>
          </table:table-cell>
          <table:table-cell table:style-name="ce19" office:value-type="float" office:value="3.491" calcext:value-type="float">
            <text:p><text:s/>3.49 </text:p>
          </table:table-cell>
          <table:table-cell table:style-name="ce33" office:value-type="percentage" office:value="0.00543663182779773" calcext:value-type="percentage">
            <text:p>0.54%</text:p>
          </table:table-cell>
          <table:table-cell table:style-name="ce37" office:value-type="float" office:value="3.297" calcext:value-type="float">
            <text:p><text:s/>3.30 </text:p>
          </table:table-cell>
          <table:table-cell table:style-name="ce26" office:value-type="percentage" office:value="0.000916292581660158" calcext:value-type="percentage">
            <text:p>0.09%</text:p>
          </table:table-cell>
          <table:table-cell table:style-name="ce19" office:value-type="float" office:value="60.8083426908449" calcext:value-type="float">
            <text:p><text:s/>60.81 </text:p>
          </table:table-cell>
          <table:table-cell table:style-name="ce33" office:value-type="percentage" office:value="0.0330297240568663" calcext:value-type="percentage">
            <text:p>3.30%</text:p>
          </table:table-cell>
          <table:table-cell table:style-name="ce37" office:value-type="float" office:value="59.95845881461" calcext:value-type="float">
            <text:p><text:s/>59.96 </text:p>
          </table:table-cell>
          <table:table-cell table:style-name="ce26" office:value-type="percentage" office:value="0.0524056411022966" calcext:value-type="percentage">
            <text:p>5.24%</text:p>
          </table:table-cell>
          <table:table-cell table:style-name="ce19" office:value-type="float" office:value="2.141" calcext:value-type="float">
            <text:p><text:s/>2.14 </text:p>
          </table:table-cell>
          <table:table-cell table:style-name="ce33" office:value-type="percentage" office:value="0.00132396548299676" calcext:value-type="percentage">
            <text:p>0.13%</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7" office:value-type="string" calcext:value-type="string">
            <text:p>食品及飼品製造業</text:p>
          </table:table-cell>
          <table:table-cell table:style-name="ce20" office:value-type="float" office:value="0.132" calcext:value-type="float">
            <text:p><text:s/>0.13 </text:p>
          </table:table-cell>
          <table:table-cell table:style-name="ce27" office:value-type="percentage" office:value="0.0000325480563637622" calcext:value-type="percentage">
            <text:p>0.00%</text:p>
          </table:table-cell>
          <table:table-cell table:style-name="ce20" office:value-type="float" office:value="0.0936502870455469" calcext:value-type="float">
            <text:p><text:s/>0.09 </text:p>
          </table:table-cell>
          <table:table-cell table:style-name="ce34" office:value-type="percentage" office:value="0.000047228426853824" calcext:value-type="percentage">
            <text:p>0.00%</text:p>
          </table:table-cell>
          <table:table-cell table:style-name="ce38" office:value-type="float" office:value="0.0739570215967691" calcext:value-type="float">
            <text:p><text:s/>0.07 </text:p>
          </table:table-cell>
          <table:table-cell table:style-name="ce27" office:value-type="percentage" office:value="0.000110932326838187" calcext:value-type="percentage">
            <text:p>0.01%</text:p>
          </table:table-cell>
          <table:table-cell table:style-name="ce20" office:value-type="float" office:value="1.204" calcext:value-type="float">
            <text:p><text:s/>1.20 </text:p>
          </table:table-cell>
          <table:table-cell table:style-name="ce34" office:value-type="percentage" office:value="0.00187502283605513" calcext:value-type="percentage">
            <text:p>0.19%</text:p>
          </table:table-cell>
          <table:table-cell table:style-name="ce38" office:value-type="float" office:value="0.862" calcext:value-type="float">
            <text:p><text:s/>0.86 </text:p>
          </table:table-cell>
          <table:table-cell table:style-name="ce27" office:value-type="percentage" office:value="0.000239564514828953" calcext:value-type="percentage">
            <text:p>0.02%</text:p>
          </table:table-cell>
          <table:table-cell table:style-name="ce20" office:value-type="float" office:value="2.57363106439275" calcext:value-type="float">
            <text:p><text:s/>2.57 </text:p>
          </table:table-cell>
          <table:table-cell table:style-name="ce34" office:value-type="percentage" office:value="0.00139793850842559" calcext:value-type="percentage">
            <text:p>0.14%</text:p>
          </table:table-cell>
          <table:table-cell table:style-name="ce38" office:value-type="float" office:value="1.972" calcext:value-type="float">
            <text:p><text:s/>1.97 </text:p>
          </table:table-cell>
          <table:table-cell table:style-name="ce27" office:value-type="percentage" office:value="0.00172359207185871" calcext:value-type="percentage">
            <text:p>0.17%</text:p>
          </table:table-cell>
          <table:table-cell table:style-name="ce20" office:value-type="float" office:value="2.053" calcext:value-type="float">
            <text:p><text:s/>2.05 </text:p>
          </table:table-cell>
          <table:table-cell table:style-name="ce34" office:value-type="percentage" office:value="0.00126954747155177" calcext:value-type="percentage">
            <text:p>0.13%</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飲料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菸草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紡織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成衣及服飾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皮革、毛皮及其製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木竹製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10.4840093115045" calcext:value-type="float">
            <text:p><text:s/>10.48 </text:p>
          </table:table-cell>
          <table:table-cell table:style-name="ce33" office:value-type="percentage" office:value="0.00569467805312749" calcext:value-type="percentage">
            <text:p>0.57%</text:p>
          </table:table-cell>
          <table:table-cell table:style-name="ce37" office:value-type="float" office:value="10.4840093115045" calcext:value-type="float">
            <text:p><text:s/>10.48 </text:p>
          </table:table-cell>
          <table:table-cell table:style-name="ce26" office:value-type="percentage" office:value="0.00916336477211057" calcext:value-type="percentage">
            <text:p>0.92%</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家具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10.5291990068127" calcext:value-type="float">
            <text:p><text:s/>10.53 </text:p>
          </table:table-cell>
          <table:table-cell table:style-name="ce33" office:value-type="percentage" office:value="0.00571922407921856" calcext:value-type="percentage">
            <text:p>0.57%</text:p>
          </table:table-cell>
          <table:table-cell table:style-name="ce37" office:value-type="float" office:value="10.5291990068127" calcext:value-type="float">
            <text:p><text:s/>10.53 </text:p>
          </table:table-cell>
          <table:table-cell table:style-name="ce26" office:value-type="percentage" office:value="0.00920286203405932" calcext:value-type="percentage">
            <text:p>0.92%</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紙漿、紙及紙製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印刷及資料儲存媒體複製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018184121460752" calcext:value-type="float">
            <text:p><text:s/>0.02 </text:p>
          </table:table-cell>
          <table:table-cell table:style-name="ce33" office:value-type="percentage" office:value="0.0000098772057827454" calcext:value-type="percentage">
            <text:p>0.00%</text:p>
          </table:table-cell>
          <table:table-cell table:style-name="ce37" office:value-type="float" office:value="0.018" calcext:value-type="float">
            <text:p><text:s/>0.02 </text:p>
          </table:table-cell>
          <table:table-cell table:style-name="ce26" office:value-type="percentage" office:value="0.0000157325848344101"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化學材料及肥料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其他化學製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石油及煤製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橡膠製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塑膠製品製造業</text:p>
          </table:table-cell>
          <table:table-cell table:style-name="ce19" office:value-type="float" office:value="0.096" calcext:value-type="float">
            <text:p><text:s/>0.10 </text:p>
          </table:table-cell>
          <table:table-cell table:style-name="ce26" office:value-type="percentage" office:value="0.0000236713137190998" calcext:value-type="percentage">
            <text:p>0.00%</text:p>
          </table:table-cell>
          <table:table-cell table:style-name="ce19" office:value-type="float" office:value="0.069568" calcext:value-type="float">
            <text:p><text:s/>0.07 </text:p>
          </table:table-cell>
          <table:table-cell table:style-name="ce33" office:value-type="percentage" office:value="0.0000350835785240987" calcext:value-type="percentage">
            <text:p>0.00%</text:p>
          </table:table-cell>
          <table:table-cell table:style-name="ce37" office:value-type="float" office:value="0.0547155924304946" calcext:value-type="float">
            <text:p><text:s/>0.05 </text:p>
          </table:table-cell>
          <table:table-cell table:style-name="ce26" office:value-type="percentage" office:value="0.0000820710170798684" calcext:value-type="percentage">
            <text:p>0.01%</text:p>
          </table:table-cell>
          <table:table-cell table:style-name="ce19" office:value-type="float" office:value="0.622" calcext:value-type="float">
            <text:p><text:s/>0.62 </text:p>
          </table:table-cell>
          <table:table-cell table:style-name="ce33" office:value-type="percentage" office:value="0.000968657976766023" calcext:value-type="percentage">
            <text:p>0.10%</text:p>
          </table:table-cell>
          <table:table-cell table:style-name="ce37" office:value-type="float" office:value="0.717" calcext:value-type="float">
            <text:p><text:s/>0.72 </text:p>
          </table:table-cell>
          <table:table-cell table:style-name="ce26" office:value-type="percentage" office:value="0.000199266539596704" calcext:value-type="percentage">
            <text:p>0.02%</text:p>
          </table:table-cell>
          <table:table-cell table:style-name="ce19" office:value-type="float" office:value="1.3748968395714" calcext:value-type="float">
            <text:p><text:s/>1.37 </text:p>
          </table:table-cell>
          <table:table-cell table:style-name="ce33" office:value-type="percentage" office:value="0.000746813039266372" calcext:value-type="percentage">
            <text:p>0.07%</text:p>
          </table:table-cell>
          <table:table-cell table:style-name="ce37" office:value-type="float" office:value="1.37376350640104" calcext:value-type="float">
            <text:p><text:s/>1.37 </text:p>
          </table:table-cell>
          <table:table-cell table:style-name="ce26" office:value-type="percentage" office:value="0.00120071393927061" calcext:value-type="percentage">
            <text:p>0.12%</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非金屬礦物製品製造業</text:p>
          </table:table-cell>
          <table:table-cell table:style-name="ce19" office:value-type="float" office:value="33.654" calcext:value-type="float">
            <text:p><text:s/>33.65 </text:p>
          </table:table-cell>
          <table:table-cell table:style-name="ce26" office:value-type="percentage" office:value="0.00829827491565191" calcext:value-type="percentage">
            <text:p>0.83%</text:p>
          </table:table-cell>
          <table:table-cell table:style-name="ce19" office:value-type="float" office:value="17.734504076319" calcext:value-type="float">
            <text:p><text:s/>17.73 </text:p>
          </table:table-cell>
          <table:table-cell table:style-name="ce33" office:value-type="percentage" office:value="0.00894362158388176" calcext:value-type="percentage">
            <text:p>0.89%</text:p>
          </table:table-cell>
          <table:table-cell table:style-name="ce37" office:value-type="float" office:value="11.7829336942499" calcext:value-type="float">
            <text:p><text:s/>11.78 </text:p>
          </table:table-cell>
          <table:table-cell table:style-name="ce26" office:value-type="percentage" office:value="0.0176738898276606" calcext:value-type="percentage">
            <text:p>1.77%</text:p>
          </table:table-cell>
          <table:table-cell table:style-name="ce19" office:value-type="float" office:value="1.665" calcext:value-type="float">
            <text:p><text:s/>1.67 </text:p>
          </table:table-cell>
          <table:table-cell table:style-name="ce33" office:value-type="percentage" office:value="0.00259295101497657" calcext:value-type="percentage">
            <text:p>0.26%</text:p>
          </table:table-cell>
          <table:table-cell table:style-name="ce37" office:value-type="float" office:value="1.718" calcext:value-type="float">
            <text:p><text:s/>1.72 </text:p>
          </table:table-cell>
          <table:table-cell table:style-name="ce26" office:value-type="percentage" office:value="0.000477461527234502" calcext:value-type="percentage">
            <text:p>0.05%</text:p>
          </table:table-cell>
          <table:table-cell table:style-name="ce19" office:value-type="float" office:value="0.502038214859883" calcext:value-type="float">
            <text:p><text:s/>0.50 </text:p>
          </table:table-cell>
          <table:table-cell table:style-name="ce33" office:value-type="percentage" office:value="0.000272695866538067" calcext:value-type="percentage">
            <text:p>0.03%</text:p>
          </table:table-cell>
          <table:table-cell table:style-name="ce37" office:value-type="float" office:value="0.368" calcext:value-type="float">
            <text:p><text:s/>0.37 </text:p>
          </table:table-cell>
          <table:table-cell table:style-name="ce26" office:value-type="percentage" office:value="0.000321643956614607" calcext:value-type="percentage">
            <text:p>0.03%</text:p>
          </table:table-cell>
          <table:table-cell table:style-name="ce19" office:value-type="float" office:value="0.088" calcext:value-type="float">
            <text:p><text:s/>0.09 </text:p>
          </table:table-cell>
          <table:table-cell table:style-name="ce33" office:value-type="percentage" office:value="0.0000544180114449857"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基本金屬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金屬製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24.1764869898918" calcext:value-type="float">
            <text:p><text:s/>24.18 </text:p>
          </table:table-cell>
          <table:table-cell table:style-name="ce33" office:value-type="percentage" office:value="0.0131321239587207" calcext:value-type="percentage">
            <text:p>1.31%</text:p>
          </table:table-cell>
          <table:table-cell table:style-name="ce37" office:value-type="float" office:value="24.1764869898918" calcext:value-type="float">
            <text:p><text:s/>24.18 </text:p>
          </table:table-cell>
          <table:table-cell table:style-name="ce26" office:value-type="percentage" office:value="0.0211310351425826" calcext:value-type="percentage">
            <text:p>2.1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機械設備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9" office:value-type="string" calcext:value-type="string">
            <text:p>電腦、電子產品及光學製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電子零組件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電力設備及配備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汽車及其零件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其他運輸工具及其零件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11.1498971423511" calcext:value-type="float">
            <text:p><text:s/>11.15 </text:p>
          </table:table-cell>
          <table:table-cell table:style-name="ce33" office:value-type="percentage" office:value="0.00605637334578673" calcext:value-type="percentage">
            <text:p>0.61%</text:p>
          </table:table-cell>
          <table:table-cell table:style-name="ce37" office:value-type="float" office:value="11.037" calcext:value-type="float">
            <text:p><text:s/>11.04 </text:p>
          </table:table-cell>
          <table:table-cell table:style-name="ce26" office:value-type="percentage" office:value="0.00964669660096582" calcext:value-type="percentage">
            <text:p>0.96%</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藥品及醫用化學製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產業用機械設備維修及安裝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10" office:value-type="string" calcext:value-type="string">
            <text:p>其他製造業</text:p>
          </table:table-cell>
          <table:table-cell table:style-name="ce21" office:value-type="float" office:value="0" calcext:value-type="float">
            <text:p><text:s/>- <text:s text:c="2"/></text:p>
          </table:table-cell>
          <table:table-cell table:style-name="ce28" office:value-type="percentage" office:value="0" calcext:value-type="percentage">
            <text:p>0.00%</text:p>
          </table:table-cell>
          <table:table-cell table:style-name="ce21" office:value-type="float" office:value="0" calcext:value-type="float">
            <text:p><text:s/>- <text:s text:c="2"/></text:p>
          </table:table-cell>
          <table:table-cell table:style-name="ce35" office:value-type="percentage" office:value="0" calcext:value-type="percentage">
            <text:p>0.00%</text:p>
          </table:table-cell>
          <table:table-cell table:style-name="ce39" office:value-type="float" office:value="0" calcext:value-type="float">
            <text:p><text:s/>- <text:s text:c="2"/></text:p>
          </table:table-cell>
          <table:table-cell table:style-name="ce28" office:value-type="percentage" office:value="0" calcext:value-type="percentage">
            <text:p>0.00%</text:p>
          </table:table-cell>
          <table:table-cell table:style-name="ce21" office:value-type="float" office:value="0" calcext:value-type="float">
            <text:p><text:s/>- <text:s text:c="2"/></text:p>
          </table:table-cell>
          <table:table-cell table:style-name="ce35" office:value-type="percentage" office:value="0" calcext:value-type="percentage">
            <text:p>0.00%</text:p>
          </table:table-cell>
          <table:table-cell table:style-name="ce39" office:value-type="float" office:value="0" calcext:value-type="float">
            <text:p><text:s/>- <text:s text:c="2"/></text:p>
          </table:table-cell>
          <table:table-cell table:style-name="ce28" office:value-type="percentage" office:value="0" calcext:value-type="percentage">
            <text:p>0.00%</text:p>
          </table:table-cell>
          <table:table-cell table:style-name="ce21" office:value-type="float" office:value="0" calcext:value-type="float">
            <text:p><text:s/>- <text:s text:c="2"/></text:p>
          </table:table-cell>
          <table:table-cell table:style-name="ce35" office:value-type="percentage" office:value="0" calcext:value-type="percentage">
            <text:p>0.00%</text:p>
          </table:table-cell>
          <table:table-cell table:style-name="ce39" office:value-type="float" office:value="0" calcext:value-type="float">
            <text:p><text:s/>- <text:s text:c="2"/></text:p>
          </table:table-cell>
          <table:table-cell table:style-name="ce28" office:value-type="percentage" office:value="0" calcext:value-type="percentage">
            <text:p>0.00%</text:p>
          </table:table-cell>
          <table:table-cell table:style-name="ce21" office:value-type="float" office:value="0" calcext:value-type="float">
            <text:p><text:s/>- <text:s text:c="2"/></text:p>
          </table:table-cell>
          <table:table-cell table:style-name="ce35" office:value-type="percentage" office:value="0" calcext:value-type="percentage">
            <text:p>0.00%</text:p>
          </table:table-cell>
          <table:table-cell table:style-name="ce21" office:value-type="float" office:value="0" calcext:value-type="float">
            <text:p><text:s/>- <text:s text:c="2"/></text:p>
          </table:table-cell>
          <table:table-cell table:style-name="ce35"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垃圾掩埋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566.254478518681" calcext:value-type="float">
            <text:p><text:s/>566.25 </text:p>
          </table:table-cell>
          <table:table-cell table:style-name="ce33" office:value-type="percentage" office:value="0.30757669661424" calcext:value-type="percentage">
            <text:p>30.76%</text:p>
          </table:table-cell>
          <table:table-cell table:style-name="ce37" office:value-type="float" office:value="3.59743410623955" calcext:value-type="float">
            <text:p><text:s/>3.60 </text:p>
          </table:table-cell>
          <table:table-cell table:style-name="ce26" office:value-type="percentage" office:value="0.00314427429236745" calcext:value-type="percentage">
            <text:p>0.3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電力及燃氣供應業</text:p>
          </table:table-cell>
          <table:table-cell table:style-name="ce19" office:value-type="float" office:value="42.805" calcext:value-type="float">
            <text:p><text:s/>42.81 </text:p>
          </table:table-cell>
          <table:table-cell table:style-name="ce26" office:value-type="percentage" office:value="0.0105546935806882" calcext:value-type="percentage">
            <text:p>1.06%</text:p>
          </table:table-cell>
          <table:table-cell table:style-name="ce19" office:value-type="float" office:value="40.7341997126378" calcext:value-type="float">
            <text:p><text:s/>40.73 </text:p>
          </table:table-cell>
          <table:table-cell table:style-name="ce33" office:value-type="percentage" office:value="0.0205425122791319" calcext:value-type="percentage">
            <text:p>2.05%</text:p>
          </table:table-cell>
          <table:table-cell table:style-name="ce37" office:value-type="float" office:value="39.7694059507321" calcext:value-type="float">
            <text:p><text:s/>39.77 </text:p>
          </table:table-cell>
          <table:table-cell table:style-name="ce26" office:value-type="percentage" office:value="0.0596523851804203" calcext:value-type="percentage">
            <text:p>5.97%</text:p>
          </table:table-cell>
          <table:table-cell table:style-name="ce19" office:value-type="float" office:value="548.332" calcext:value-type="float">
            <text:p><text:s/>548.33 </text:p>
          </table:table-cell>
          <table:table-cell table:style-name="ce33" office:value-type="percentage" office:value="0.85393274230879" calcext:value-type="percentage">
            <text:p>85.39%</text:p>
          </table:table-cell>
          <table:table-cell table:style-name="ce37" office:value-type="float" office:value="1444.229" calcext:value-type="float">
            <text:p><text:s/>1,444.23 </text:p>
          </table:table-cell>
          <table:table-cell table:style-name="ce26" office:value-type="percentage" office:value="0.401375892908241" calcext:value-type="percentage">
            <text:p>40.14%</text:p>
          </table:table-cell>
          <table:table-cell table:style-name="ce19" office:value-type="float" office:value="4.40136527119307" calcext:value-type="float">
            <text:p><text:s/>4.40 </text:p>
          </table:table-cell>
          <table:table-cell table:style-name="ce33" office:value-type="percentage" office:value="0.00239072262041552" calcext:value-type="percentage">
            <text:p>0.24%</text:p>
          </table:table-cell>
          <table:table-cell table:style-name="ce37" office:value-type="float" office:value="3.371" calcext:value-type="float">
            <text:p><text:s/>3.37 </text:p>
          </table:table-cell>
          <table:table-cell table:style-name="ce26" office:value-type="percentage" office:value="0.0029463635264887" calcext:value-type="percentage">
            <text:p>0.29%</text:p>
          </table:table-cell>
          <table:table-cell table:style-name="ce19" office:value-type="float" office:value="22.116" calcext:value-type="float">
            <text:p><text:s/>22.12 </text:p>
          </table:table-cell>
          <table:table-cell table:style-name="ce33" office:value-type="percentage" office:value="0.0136762356945148" calcext:value-type="percentage">
            <text:p>1.37%</text:p>
          </table:table-cell>
          <table:table-cell table:style-name="ce19" office:value-type="float" office:value="0.016" calcext:value-type="float">
            <text:p><text:s/>0.02 </text:p>
          </table:table-cell>
          <table:table-cell table:style-name="ce33" office:value-type="percentage" office:value="0.264096130991681" calcext:value-type="percentage">
            <text:p>26.41%</text:p>
          </table:table-cell>
          <table:table-cell table:number-columns-repeated="16364"/>
        </table:table-row>
        <table:table-row table:style-name="ro2">
          <table:table-cell table:style-name="ce2"/>
          <table:table-cell table:style-name="ce6" office:value-type="string" calcext:value-type="string">
            <text:p>用水供應及污染整治業</text:p>
          </table:table-cell>
          <table:table-cell table:style-name="ce19" office:value-type="float" office:value="0.26" calcext:value-type="float">
            <text:p><text:s/>0.26 </text:p>
          </table:table-cell>
          <table:table-cell table:style-name="ce26" office:value-type="percentage" office:value="0.0000641098079892286" calcext:value-type="percentage">
            <text:p>0.01%</text:p>
          </table:table-cell>
          <table:table-cell table:style-name="ce19" office:value-type="float" office:value="0.145204559516437" calcext:value-type="float">
            <text:p><text:s/>0.15 </text:p>
          </table:table-cell>
          <table:table-cell table:style-name="ce33" office:value-type="percentage" office:value="0.0000732275696563374" calcext:value-type="percentage">
            <text:p>0.01%</text:p>
          </table:table-cell>
          <table:table-cell table:style-name="ce37" office:value-type="float" office:value="0.0961839089253619" calcext:value-type="float">
            <text:p><text:s/>0.10 </text:p>
          </table:table-cell>
          <table:table-cell table:style-name="ce26" office:value-type="percentage" office:value="0.000144271694439744"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住宿及餐飲業</text:p>
          </table:table-cell>
          <table:table-cell table:style-name="ce19" office:value-type="float" office:value="38.6554643970782" calcext:value-type="float">
            <text:p><text:s/>38.66 </text:p>
          </table:table-cell>
          <table:table-cell table:style-name="ce26" office:value-type="percentage" office:value="0.00953151692396594" calcext:value-type="percentage">
            <text:p>0.95%</text:p>
          </table:table-cell>
          <table:table-cell table:style-name="ce19" office:value-type="float" office:value="37.058195811208" calcext:value-type="float">
            <text:p><text:s/>37.06 </text:p>
          </table:table-cell>
          <table:table-cell table:style-name="ce33" office:value-type="percentage" office:value="0.0186886804666504" calcext:value-type="percentage">
            <text:p>1.87%</text:p>
          </table:table-cell>
          <table:table-cell table:style-name="ce37" office:value-type="float" office:value="25.9539692590833" calcext:value-type="float">
            <text:p><text:s/>25.95 </text:p>
          </table:table-cell>
          <table:table-cell table:style-name="ce26" office:value-type="percentage" office:value="0.038929828952477" calcext:value-type="percentage">
            <text:p>3.89%</text:p>
          </table:table-cell>
          <table:table-cell table:style-name="ce19" office:value-type="float" office:value="5.62688950178146" calcext:value-type="float">
            <text:p><text:s/>5.63 </text:p>
          </table:table-cell>
          <table:table-cell table:style-name="ce33" office:value-type="percentage" office:value="0.00876291221910227" calcext:value-type="percentage">
            <text:p>0.88%</text:p>
          </table:table-cell>
          <table:table-cell table:style-name="ce37" office:value-type="float" office:value="11.8677566672333" calcext:value-type="float">
            <text:p><text:s/>11.87 </text:p>
          </table:table-cell>
          <table:table-cell table:style-name="ce26" office:value-type="percentage" office:value="0.00329825216716219" calcext:value-type="percentage">
            <text:p>0.33%</text:p>
          </table:table-cell>
          <table:table-cell table:style-name="ce19" office:value-type="float" office:value="198.994390432985" calcext:value-type="float">
            <text:p><text:s/>198.99 </text:p>
          </table:table-cell>
          <table:table-cell table:style-name="ce33" office:value-type="percentage" office:value="0.108089277128998" calcext:value-type="percentage">
            <text:p>10.81%</text:p>
          </table:table-cell>
          <table:table-cell table:style-name="ce37" office:value-type="float" office:value="91.4994691898454" calcext:value-type="float">
            <text:p><text:s/>91.50 </text:p>
          </table:table-cell>
          <table:table-cell table:style-name="ce26" office:value-type="percentage" office:value="0.07997350896293" calcext:value-type="percentage">
            <text:p>8.00%</text:p>
          </table:table-cell>
          <table:table-cell table:style-name="ce19" office:value-type="float" office:value="285.682304870585" calcext:value-type="float">
            <text:p><text:s/>285.68 </text:p>
          </table:table-cell>
          <table:table-cell table:style-name="ce33" office:value-type="percentage" office:value="0.176662078819061" calcext:value-type="percentage">
            <text:p>17.67%</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支援服務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24.9050691836713" calcext:value-type="float">
            <text:p><text:s/>24.91 </text:p>
          </table:table-cell>
          <table:table-cell table:style-name="ce33" office:value-type="percentage" office:value="0.0135278734192122" calcext:value-type="percentage">
            <text:p>1.35%</text:p>
          </table:table-cell>
          <table:table-cell table:style-name="ce37" office:value-type="float" office:value="24.9050691836713" calcext:value-type="float">
            <text:p><text:s/>24.91 </text:p>
          </table:table-cell>
          <table:table-cell table:style-name="ce26" office:value-type="percentage" office:value="0.0217678396521646" calcext:value-type="percentage">
            <text:p>2.18%</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批發及零售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34.9505723518375" calcext:value-type="float">
            <text:p><text:s/>34.95 </text:p>
          </table:table-cell>
          <table:table-cell table:style-name="ce33" office:value-type="percentage" office:value="0.0189843647980976" calcext:value-type="percentage">
            <text:p>1.90%</text:p>
          </table:table-cell>
          <table:table-cell table:style-name="ce37" office:value-type="float" office:value="29.3891981514006" calcext:value-type="float">
            <text:p><text:s/>29.39 </text:p>
          </table:table-cell>
          <table:table-cell table:style-name="ce26" office:value-type="percentage" office:value="0.0256871140629" calcext:value-type="percentage">
            <text:p>2.57%</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陸上運輸業</text:p>
          </table:table-cell>
          <table:table-cell table:style-name="ce19" office:value-type="float" office:value="177.596128143708" calcext:value-type="float">
            <text:p><text:s/>177.60 </text:p>
          </table:table-cell>
          <table:table-cell table:style-name="ce26" office:value-type="percentage" office:value="0.0437909756727829" calcext:value-type="percentage">
            <text:p>4.38%</text:p>
          </table:table-cell>
          <table:table-cell table:style-name="ce19" office:value-type="float" office:value="65.524618334602" calcext:value-type="float">
            <text:p><text:s/>65.52 </text:p>
          </table:table-cell>
          <table:table-cell table:style-name="ce33" office:value-type="percentage" office:value="0.0330444758021447" calcext:value-type="percentage">
            <text:p>3.30%</text:p>
          </table:table-cell>
          <table:table-cell table:style-name="ce37" office:value-type="float" office:value="34.127475129862" calcext:value-type="float">
            <text:p><text:s/>34.13 </text:p>
          </table:table-cell>
          <table:table-cell table:style-name="ce26" office:value-type="percentage" office:value="0.0511897334902048" calcext:value-type="percentage">
            <text:p>5.12%</text:p>
          </table:table-cell>
          <table:table-cell table:style-name="ce19" office:value-type="float" office:value="0.13884" calcext:value-type="float">
            <text:p><text:s/>0.14 </text:p>
          </table:table-cell>
          <table:table-cell table:style-name="ce33" office:value-type="percentage" office:value="0.000216219410762371" calcext:value-type="percentage">
            <text:p>0.02%</text:p>
          </table:table-cell>
          <table:table-cell table:style-name="ce37" office:value-type="float" office:value="433.796253" calcext:value-type="float">
            <text:p><text:s/>433.80 </text:p>
          </table:table-cell>
          <table:table-cell table:style-name="ce26" office:value-type="percentage" office:value="0.120559383856801" calcext:value-type="percentage">
            <text:p>12.06%</text:p>
          </table:table-cell>
          <table:table-cell table:style-name="ce19" office:value-type="float" office:value="70.076045" calcext:value-type="float">
            <text:p><text:s/>70.08 </text:p>
          </table:table-cell>
          <table:table-cell table:style-name="ce33" office:value-type="percentage" office:value="0.0380637315033258" calcext:value-type="percentage">
            <text:p>3.81%</text:p>
          </table:table-cell>
          <table:table-cell table:style-name="ce37" office:value-type="float" office:value="67.607679" calcext:value-type="float">
            <text:p><text:s/>67.61 </text:p>
          </table:table-cell>
          <table:table-cell table:style-name="ce26" office:value-type="percentage" office:value="0.0590913080736149" calcext:value-type="percentage">
            <text:p>5.91%</text:p>
          </table:table-cell>
          <table:table-cell table:style-name="ce19" office:value-type="float" office:value="303.866577" calcext:value-type="float">
            <text:p><text:s/>303.87 </text:p>
          </table:table-cell>
          <table:table-cell table:style-name="ce33" office:value-type="percentage" office:value="0.18790698710153" calcext:value-type="percentage">
            <text:p>18.79%</text:p>
          </table:table-cell>
          <table:table-cell table:style-name="ce19" office:value-type="float" office:value="0.003894" calcext:value-type="float">
            <text:p><text:s/>0.00 </text:p>
          </table:table-cell>
          <table:table-cell table:style-name="ce33" office:value-type="percentage" office:value="0.0642743958801004" calcext:value-type="percentage">
            <text:p>6.43%</text:p>
          </table:table-cell>
          <table:table-cell table:number-columns-repeated="16364"/>
        </table:table-row>
        <table:table-row table:style-name="ro2">
          <table:table-cell table:style-name="ce2"/>
          <table:table-cell table:style-name="ce6" office:value-type="string" calcext:value-type="string">
            <text:p>水上運輸業</text:p>
          </table:table-cell>
          <table:table-cell table:style-name="ce19" office:value-type="float" office:value="10.948090095768" calcext:value-type="float">
            <text:p><text:s/>10.95 </text:p>
          </table:table-cell>
          <table:table-cell table:style-name="ce26" office:value-type="percentage" office:value="0.00269953828418639" calcext:value-type="percentage">
            <text:p>0.27%</text:p>
          </table:table-cell>
          <table:table-cell table:style-name="ce19" office:value-type="float" office:value="10.948090095768" calcext:value-type="float">
            <text:p><text:s/>10.95 </text:p>
          </table:table-cell>
          <table:table-cell table:style-name="ce33" office:value-type="percentage" office:value="0.00552119046923561" calcext:value-type="percentage">
            <text:p>0.55%</text:p>
          </table:table-cell>
          <table:table-cell table:style-name="ce37" office:value-type="float" office:value="10.0826188793584" calcext:value-type="float">
            <text:p><text:s/>10.08 </text:p>
          </table:table-cell>
          <table:table-cell table:style-name="ce26" office:value-type="percentage" office:value="0.015123491302937" calcext:value-type="percentage">
            <text:p>1.51%</text:p>
          </table:table-cell>
          <table:table-cell table:style-name="ce19" office:value-type="float" office:value="36.8556634413703" calcext:value-type="float">
            <text:p><text:s/>36.86 </text:p>
          </table:table-cell>
          <table:table-cell table:style-name="ce33" office:value-type="percentage" office:value="0.0573963543110728" calcext:value-type="percentage">
            <text:p>5.74%</text:p>
          </table:table-cell>
          <table:table-cell table:style-name="ce37" office:value-type="float" office:value="300.646971756102" calcext:value-type="float">
            <text:p><text:s/>300.65 </text:p>
          </table:table-cell>
          <table:table-cell table:style-name="ce26" office:value-type="percentage" office:value="0.0835549256653647" calcext:value-type="percentage">
            <text:p>8.36%</text:p>
          </table:table-cell>
          <table:table-cell table:style-name="ce19" office:value-type="float" office:value="12.4831202905232" calcext:value-type="float">
            <text:p><text:s/>12.48 </text:p>
          </table:table-cell>
          <table:table-cell table:style-name="ce33" office:value-type="percentage" office:value="0.00678055017320388" calcext:value-type="percentage">
            <text:p>0.68%</text:p>
          </table:table-cell>
          <table:table-cell table:style-name="ce37" office:value-type="float" office:value="12.4831202905232" calcext:value-type="float">
            <text:p><text:s/>12.48 </text:p>
          </table:table-cell>
          <table:table-cell table:style-name="ce26" office:value-type="percentage" office:value="0.010910652720489" calcext:value-type="percentage">
            <text:p>1.09%</text:p>
          </table:table-cell>
          <table:table-cell table:style-name="ce19" office:value-type="float" office:value="36.1114452969145" calcext:value-type="float">
            <text:p><text:s/>36.11 </text:p>
          </table:table-cell>
          <table:table-cell table:style-name="ce33" office:value-type="percentage" office:value="0.0223308300393462" calcext:value-type="percentage">
            <text:p>2.23%</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航空運輸業</text:p>
          </table:table-cell>
          <table:table-cell table:style-name="ce19" office:value-type="float" office:value="0.844934019637882" calcext:value-type="float">
            <text:p><text:s/>0.84 </text:p>
          </table:table-cell>
          <table:table-cell table:style-name="ce26" office:value-type="percentage" office:value="0.000208340606779045" calcext:value-type="percentage">
            <text:p>0.02%</text:p>
          </table:table-cell>
          <table:table-cell table:style-name="ce19" office:value-type="float" office:value="0.844934019637882" calcext:value-type="float">
            <text:p><text:s/>0.84 </text:p>
          </table:table-cell>
          <table:table-cell table:style-name="ce33" office:value-type="percentage" office:value="0.000426105523022769" calcext:value-type="percentage">
            <text:p>0.04%</text:p>
          </table:table-cell>
          <table:table-cell table:style-name="ce37" office:value-type="float" office:value="0.844934019637882" calcext:value-type="float">
            <text:p><text:s/>0.84 </text:p>
          </table:table-cell>
          <table:table-cell table:style-name="ce26" office:value-type="percentage" office:value="0.00126736440704999" calcext:value-type="percentage">
            <text:p>0.13%</text:p>
          </table:table-cell>
          <table:table-cell table:style-name="ce19" office:value-type="float" office:value="1.06045704800695" calcext:value-type="float">
            <text:p><text:s/>1.06 </text:p>
          </table:table-cell>
          <table:table-cell table:style-name="ce33" office:value-type="percentage" office:value="0.00165147938676798" calcext:value-type="percentage">
            <text:p>0.17%</text:p>
          </table:table-cell>
          <table:table-cell table:style-name="ce37" office:value-type="float" office:value="48.8517674718492" calcext:value-type="float">
            <text:p><text:s/>48.85 </text:p>
          </table:table-cell>
          <table:table-cell table:style-name="ce26" office:value-type="percentage" office:value="0.0135767401078078" calcext:value-type="percentage">
            <text:p>1.36%</text:p>
          </table:table-cell>
          <table:table-cell table:style-name="ce19" office:value-type="float" office:value="7.68689915173921" calcext:value-type="float">
            <text:p><text:s/>7.69 </text:p>
          </table:table-cell>
          <table:table-cell table:style-name="ce33" office:value-type="percentage" office:value="0.00417535072655633" calcext:value-type="percentage">
            <text:p>0.42%</text:p>
          </table:table-cell>
          <table:table-cell table:style-name="ce37" office:value-type="float" office:value="7.68689915173921" calcext:value-type="float">
            <text:p><text:s/>7.69 </text:p>
          </table:table-cell>
          <table:table-cell table:style-name="ce26" office:value-type="percentage" office:value="0.00671859961212736" calcext:value-type="percentage">
            <text:p>0.67%</text:p>
          </table:table-cell>
          <table:table-cell table:style-name="ce19" office:value-type="float" office:value="63.3796476741581" calcext:value-type="float">
            <text:p><text:s/>63.38 </text:p>
          </table:table-cell>
          <table:table-cell table:style-name="ce33" office:value-type="percentage" office:value="0.0391931180967216" calcext:value-type="percentage">
            <text:p>3.92%</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其他服務業</text:p>
          </table:table-cell>
          <table:table-cell table:style-name="ce19" office:value-type="float" office:value="0.027" calcext:value-type="float">
            <text:p><text:s/>0.03 </text:p>
          </table:table-cell>
          <table:table-cell table:style-name="ce26" office:value-type="percentage" office:value="0.00000665755698349681" calcext:value-type="percentage">
            <text:p>0.00%</text:p>
          </table:table-cell>
          <table:table-cell table:style-name="ce19" office:value-type="float" office:value="0.0161993333333333" calcext:value-type="float">
            <text:p><text:s/>0.02 </text:p>
          </table:table-cell>
          <table:table-cell table:style-name="ce33" office:value-type="percentage" office:value="0.00000816942535415779" calcext:value-type="percentage">
            <text:p>0.00%</text:p>
          </table:table-cell>
          <table:table-cell table:style-name="ce37" office:value-type="float" office:value="0.0131318991427339" calcext:value-type="float">
            <text:p><text:s/>0.01 </text:p>
          </table:table-cell>
          <table:table-cell table:style-name="ce26" office:value-type="percentage" office:value="0.000019697279531488" calcext:value-type="percentage">
            <text:p>0.00%</text:p>
          </table:table-cell>
          <table:table-cell table:style-name="ce19" office:value-type="float" office:value="0.129" calcext:value-type="float">
            <text:p><text:s/>0.13 </text:p>
          </table:table-cell>
          <table:table-cell table:style-name="ce33" office:value-type="percentage" office:value="0.00020089530386305" calcext:value-type="percentage">
            <text:p>0.02%</text:p>
          </table:table-cell>
          <table:table-cell table:style-name="ce37" office:value-type="float" office:value="0.265" calcext:value-type="float">
            <text:p><text:s/>0.27 </text:p>
          </table:table-cell>
          <table:table-cell table:style-name="ce26" office:value-type="percentage" office:value="0.000073648023700316" calcext:value-type="percentage">
            <text:p>0.01%</text:p>
          </table:table-cell>
          <table:table-cell table:style-name="ce19" office:value-type="float" office:value="0.815695656034898" calcext:value-type="float">
            <text:p><text:s/>0.82 </text:p>
          </table:table-cell>
          <table:table-cell table:style-name="ce33" office:value-type="percentage" office:value="0.000443067533844719" calcext:value-type="percentage">
            <text:p>0.04%</text:p>
          </table:table-cell>
          <table:table-cell table:style-name="ce37" office:value-type="float" office:value="0.607" calcext:value-type="float">
            <text:p><text:s/>0.61 </text:p>
          </table:table-cell>
          <table:table-cell table:style-name="ce26" office:value-type="percentage" office:value="0.000530537721915942" calcext:value-type="percentage">
            <text:p>0.05%</text:p>
          </table:table-cell>
          <table:table-cell table:style-name="ce19" office:value-type="float" office:value="0.088" calcext:value-type="float">
            <text:p><text:s/>0.09 </text:p>
          </table:table-cell>
          <table:table-cell table:style-name="ce33" office:value-type="percentage" office:value="0.0000544180114449857"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營建工程業</text:p>
          </table:table-cell>
          <table:table-cell table:style-name="ce19" office:value-type="float" office:value="163.03748403703" calcext:value-type="float">
            <text:p><text:s/>163.04 </text:p>
          </table:table-cell>
          <table:table-cell table:style-name="ce26" office:value-type="percentage" office:value="0.040201160756388" calcext:value-type="percentage">
            <text:p>4.02%</text:p>
          </table:table-cell>
          <table:table-cell table:style-name="ce19" office:value-type="float" office:value="90.6398912292394" calcext:value-type="float">
            <text:p><text:s/>90.64 </text:p>
          </table:table-cell>
          <table:table-cell table:style-name="ce33" office:value-type="percentage" office:value="0.0457102653713889" calcext:value-type="percentage">
            <text:p>4.57%</text:p>
          </table:table-cell>
          <table:table-cell table:style-name="ce37" office:value-type="float" office:value="9.18123894236839" calcext:value-type="float">
            <text:p><text:s/>9.18 </text:p>
          </table:table-cell>
          <table:table-cell table:style-name="ce26" office:value-type="percentage" office:value="0.013771460466423" calcext:value-type="percentage">
            <text:p>1.38%</text:p>
          </table:table-cell>
          <table:table-cell table:style-name="ce19" office:value-type="float" office:value="0.000672729612590081" calcext:value-type="float">
            <text:p><text:s/>0.00 </text:p>
          </table:table-cell>
          <table:table-cell table:style-name="ce33" office:value-type="percentage" office:value="0.00000104766061968183" calcext:value-type="percentage">
            <text:p>0.00%</text:p>
          </table:table-cell>
          <table:table-cell table:style-name="ce37" office:value-type="float" office:value="1.74853207931203" calcext:value-type="float">
            <text:p><text:s/>1.75 </text:p>
          </table:table-cell>
          <table:table-cell table:style-name="ce26" office:value-type="percentage" office:value="0.000485946913275228" calcext:value-type="percentage">
            <text:p>0.05%</text:p>
          </table:table-cell>
          <table:table-cell table:style-name="ce19" office:value-type="float" office:value="194.495420811952" calcext:value-type="float">
            <text:p><text:s/>194.50 </text:p>
          </table:table-cell>
          <table:table-cell table:style-name="ce33" office:value-type="percentage" office:value="0.105645538021053" calcext:value-type="percentage">
            <text:p>10.56%</text:p>
          </table:table-cell>
          <table:table-cell table:style-name="ce37" office:value-type="float" office:value="192.872196257446" calcext:value-type="float">
            <text:p><text:s/>192.87 </text:p>
          </table:table-cell>
          <table:table-cell table:style-name="ce26" office:value-type="percentage" office:value="0.168576566101071" calcext:value-type="percentage">
            <text:p>16.86%</text:p>
          </table:table-cell>
          <table:table-cell table:style-name="ce19" office:value-type="float" office:value="0.932553304240269" calcext:value-type="float">
            <text:p><text:s/>0.93 </text:p>
          </table:table-cell>
          <table:table-cell table:style-name="ce33" office:value-type="percentage" office:value="0.00057667836799098" calcext:value-type="percentage">
            <text:p>0.06%</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政府</text:p>
          </table:table-cell>
          <table:table-cell table:style-name="ce19" office:value-type="float" office:value="0.048" calcext:value-type="float">
            <text:p><text:s/>0.05 </text:p>
          </table:table-cell>
          <table:table-cell table:style-name="ce26" office:value-type="percentage" office:value="0.0000118356568595499" calcext:value-type="percentage">
            <text:p>0.00%</text:p>
          </table:table-cell>
          <table:table-cell table:style-name="ce19" office:value-type="float" office:value="0.035219942506556" calcext:value-type="float">
            <text:p><text:s/>0.04 </text:p>
          </table:table-cell>
          <table:table-cell table:style-name="ce33" office:value-type="percentage" office:value="0.0000177616378010435" calcext:value-type="percentage">
            <text:p>0.00%</text:p>
          </table:table-cell>
          <table:table-cell table:style-name="ce37" office:value-type="float" office:value="0.0280183898855046" calcext:value-type="float">
            <text:p><text:s/>0.03 </text:p>
          </table:table-cell>
          <table:table-cell table:style-name="ce26" office:value-type="percentage" office:value="0.0000420263704128713" calcext:value-type="percentage">
            <text:p>0.00%</text:p>
          </table:table-cell>
          <table:table-cell table:style-name="ce19" office:value-type="float" office:value="0.004" calcext:value-type="float">
            <text:p><text:s/>0.00 </text:p>
          </table:table-cell>
          <table:table-cell table:style-name="ce33" office:value-type="percentage" office:value="0.00000622931174769147" calcext:value-type="percentage">
            <text:p>0.00%</text:p>
          </table:table-cell>
          <table:table-cell table:style-name="ce37" office:value-type="float" office:value="0.181" calcext:value-type="float">
            <text:p><text:s/>0.18 </text:p>
          </table:table-cell>
          <table:table-cell table:style-name="ce26" office:value-type="percentage" office:value="0.0000503029897726687" calcext:value-type="percentage">
            <text:p>0.01%</text:p>
          </table:table-cell>
          <table:table-cell table:style-name="ce19" office:value-type="float" office:value="0.00391696701678411" calcext:value-type="float">
            <text:p><text:s/>0.00 </text:p>
          </table:table-cell>
          <table:table-cell table:style-name="ce33" office:value-type="percentage" office:value="0.00000212760838363885" calcext:value-type="percentage">
            <text:p>0.00%</text:p>
          </table:table-cell>
          <table:table-cell table:style-name="ce37" office:value-type="float" office:value="0.003" calcext:value-type="float">
            <text:p><text:s/>0.00 </text:p>
          </table:table-cell>
          <table:table-cell table:style-name="ce26" office:value-type="percentage" office:value="0.00000262209747240169" calcext:value-type="percentage">
            <text:p>0.00%</text:p>
          </table:table-cell>
          <table:table-cell table:style-name="ce19" office:value-type="float" office:value="2.114" calcext:value-type="float">
            <text:p><text:s/>2.11 </text:p>
          </table:table-cell>
          <table:table-cell table:style-name="ce33" office:value-type="percentage" office:value="0.00130726904766704" calcext:value-type="percentage">
            <text:p>0.13%</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家庭</text:p>
          </table:table-cell>
          <table:table-cell table:style-name="ce19" office:value-type="float" office:value="572.791274834279" calcext:value-type="float">
            <text:p><text:s/>572.79 </text:p>
          </table:table-cell>
          <table:table-cell table:style-name="ce26" office:value-type="percentage" office:value="0.141236687105889" calcext:value-type="percentage">
            <text:p>14.12%</text:p>
          </table:table-cell>
          <table:table-cell table:style-name="ce19" office:value-type="float" office:value="121.181616049776" calcext:value-type="float">
            <text:p><text:s/>121.18 </text:p>
          </table:table-cell>
          <table:table-cell table:style-name="ce33" office:value-type="percentage" office:value="0.061112648665471" calcext:value-type="percentage">
            <text:p>6.11%</text:p>
          </table:table-cell>
          <table:table-cell table:style-name="ce37" office:value-type="float" office:value="36.1169246424717" calcext:value-type="float">
            <text:p><text:s/>36.12 </text:p>
          </table:table-cell>
          <table:table-cell table:style-name="ce26" office:value-type="percentage" office:value="0.0541738215293928" calcext:value-type="percentage">
            <text:p>5.42%</text:p>
          </table:table-cell>
          <table:table-cell table:style-name="ce19" office:value-type="float" office:value="3.04872948479615" calcext:value-type="float">
            <text:p><text:s/>3.05 </text:p>
          </table:table-cell>
          <table:table-cell table:style-name="ce33" office:value-type="percentage" office:value="0.0047478715987935" calcext:value-type="percentage">
            <text:p>0.47%</text:p>
          </table:table-cell>
          <table:table-cell table:style-name="ce37" office:value-type="float" office:value="70.1644322043786" calcext:value-type="float">
            <text:p><text:s/>70.16 </text:p>
          </table:table-cell>
          <table:table-cell table:style-name="ce26" office:value-type="percentage" office:value="0.0194998934562539" calcext:value-type="percentage">
            <text:p>1.95%</text:p>
          </table:table-cell>
          <table:table-cell table:style-name="ce19" office:value-type="float" office:value="559.329479049745" calcext:value-type="float">
            <text:p><text:s/>559.33 </text:p>
          </table:table-cell>
          <table:table-cell table:style-name="ce33" office:value-type="percentage" office:value="0.30381519265884" calcext:value-type="percentage">
            <text:p>30.38%</text:p>
          </table:table-cell>
          <table:table-cell table:style-name="ce37" office:value-type="float" office:value="544.448897750403" calcext:value-type="float">
            <text:p><text:s/>544.45 </text:p>
          </table:table-cell>
          <table:table-cell table:style-name="ce26" office:value-type="percentage" office:value="0.475866026214406" calcext:value-type="percentage">
            <text:p>47.59%</text:p>
          </table:table-cell>
          <table:table-cell table:style-name="ce19" office:value-type="float" office:value="539.699987402907" calcext:value-type="float">
            <text:p><text:s/>539.70 </text:p>
          </table:table-cell>
          <table:table-cell table:style-name="ce33" office:value-type="percentage" office:value="0.333743182856251" calcext:value-type="percentage">
            <text:p>33.37%</text:p>
          </table:table-cell>
          <table:table-cell table:style-name="ce19" office:value-type="float" office:value="0.04069" calcext:value-type="float">
            <text:p><text:s/>0.04 </text:p>
          </table:table-cell>
          <table:table-cell table:style-name="ce33" office:value-type="percentage" office:value="0.671629473128219" calcext:value-type="percentage">
            <text:p>67.16%</text:p>
          </table:table-cell>
          <table:table-cell table:number-columns-repeated="16364"/>
        </table:table-row>
        <table:table-row table:style-name="ro2">
          <table:table-cell table:style-name="ce2"/>
          <table:table-cell table:style-name="ce6" office:value-type="string" calcext:value-type="string">
            <text:p>其他</text:p>
          </table:table-cell>
          <table:table-cell table:style-name="ce19" office:value-type="float" office:value="0.495512047365569" calcext:value-type="float">
            <text:p><text:s/>0.50 </text:p>
          </table:table-cell>
          <table:table-cell table:style-name="ce26" office:value-type="percentage" office:value="0.000122181470049831" calcext:value-type="percentage">
            <text:p>0.01%</text:p>
          </table:table-cell>
          <table:table-cell table:style-name="ce19" office:value-type="float" office:value="0.459512926891913" calcext:value-type="float">
            <text:p><text:s/>0.46 </text:p>
          </table:table-cell>
          <table:table-cell table:style-name="ce33" office:value-type="percentage" office:value="0.000231735249733367" calcext:value-type="percentage">
            <text:p>0.02%</text:p>
          </table:table-cell>
          <table:table-cell table:style-name="ce37" office:value-type="float" office:value="0.407345470903677" calcext:value-type="float">
            <text:p><text:s/>0.41 </text:p>
          </table:table-cell>
          <table:table-cell table:style-name="ce26" office:value-type="percentage" office:value="0.000611000550572683" calcext:value-type="percentage">
            <text:p>0.06%</text:p>
          </table:table-cell>
          <table:table-cell table:style-name="ce19" office:value-type="float" office:value="0.003" calcext:value-type="float">
            <text:p><text:s/>0.00 </text:p>
          </table:table-cell>
          <table:table-cell table:style-name="ce33" office:value-type="percentage" office:value="0.0000046719838107686" calcext:value-type="percentage">
            <text:p>0.00%</text:p>
          </table:table-cell>
          <table:table-cell table:style-name="ce37" office:value-type="float" office:value="0.381066376510352" calcext:value-type="float">
            <text:p><text:s/>0.38 </text:p>
          </table:table-cell>
          <table:table-cell table:style-name="ce26" office:value-type="percentage" office:value="0.000105904851051426" calcext:value-type="percentage">
            <text:p>0.01%</text:p>
          </table:table-cell>
          <table:table-cell table:style-name="ce19" office:value-type="float" office:value="0.49256248469874" calcext:value-type="float">
            <text:p><text:s/>0.49 </text:p>
          </table:table-cell>
          <table:table-cell table:style-name="ce33" office:value-type="percentage" office:value="0.000267548863041341" calcext:value-type="percentage">
            <text:p>0.03%</text:p>
          </table:table-cell>
          <table:table-cell table:style-name="ce37" office:value-type="float" office:value="0.464521529724191" calcext:value-type="float">
            <text:p><text:s/>0.46 </text:p>
          </table:table-cell>
          <table:table-cell table:style-name="ce26" office:value-type="percentage" office:value="0.000406006909655322" calcext:value-type="percentage">
            <text:p>0.04%</text:p>
          </table:table-cell>
          <table:table-cell table:style-name="ce19" office:value-type="float" office:value="2.20384470758649" calcext:value-type="float">
            <text:p><text:s/>2.20 </text:p>
          </table:table-cell>
          <table:table-cell table:style-name="ce33" office:value-type="percentage" office:value="0.00136282780136833" calcext:value-type="percentage">
            <text:p>0.14%</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11" office:value-type="string" calcext:value-type="string">
            <text:p>森林火災</text:p>
          </table:table-cell>
          <table:table-cell table:style-name="ce20" office:value-type="float" office:value="0" calcext:value-type="float">
            <text:p><text:s/>- <text:s text:c="2"/></text:p>
          </table:table-cell>
          <table:table-cell table:style-name="ce27" office:value-type="percentage" office:value="0" calcext:value-type="percentage">
            <text:p>0.00%</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style-name="ce38" office:value-type="float" office:value="0" calcext:value-type="float">
            <text:p><text:s/>- <text:s text:c="2"/></text:p>
          </table:table-cell>
          <table:table-cell table:style-name="ce27" office:value-type="percentage" office:value="0" calcext:value-type="percentage">
            <text:p>0.00%</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style-name="ce38" office:value-type="float" office:value="0" calcext:value-type="float">
            <text:p><text:s/>- <text:s text:c="2"/></text:p>
          </table:table-cell>
          <table:table-cell table:style-name="ce27" office:value-type="percentage" office:value="0" calcext:value-type="percentage">
            <text:p>0.00%</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style-name="ce38" office:value-type="float" office:value="0" calcext:value-type="float">
            <text:p><text:s/>- <text:s text:c="2"/></text:p>
          </table:table-cell>
          <table:table-cell table:style-name="ce27" office:value-type="percentage" office:value="0" calcext:value-type="percentage">
            <text:p>0.00%</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裸露地表風蝕</text:p>
          </table:table-cell>
          <table:table-cell table:style-name="ce19" office:value-type="float" office:value="2229.8244500854" calcext:value-type="float">
            <text:p><text:s/>2,229.82 </text:p>
          </table:table-cell>
          <table:table-cell table:style-name="ce26" office:value-type="percentage" office:value="0.549821605171777" calcext:value-type="percentage">
            <text:p>54.98%</text:p>
          </table:table-cell>
          <table:table-cell table:style-name="ce19" office:value-type="float" office:value="1114.91222504838" calcext:value-type="float">
            <text:p><text:s/>1,114.91 </text:p>
          </table:table-cell>
          <table:table-cell table:style-name="ce33" office:value-type="percentage" office:value="0.562257224513604" calcext:value-type="percentage">
            <text:p>56.23%</text:p>
          </table:table-cell>
          <table:table-cell table:style-name="ce37" office:value-type="float" office:value="347.958904525834" calcext:value-type="float">
            <text:p><text:s/>347.96 </text:p>
          </table:table-cell>
          <table:table-cell table:style-name="ce26" office:value-type="percentage" office:value="0.521923275028202" calcext:value-type="percentage">
            <text:p>52.19%</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12"/>
          <table:table-cell table:style-name="ce21"/>
          <table:table-cell table:style-name="ce28"/>
          <table:table-cell table:style-name="ce21"/>
          <table:table-cell table:style-name="ce35"/>
          <table:table-cell table:style-name="ce39"/>
          <table:table-cell table:style-name="ce28"/>
          <table:table-cell table:style-name="ce21"/>
          <table:table-cell table:style-name="ce35"/>
          <table:table-cell table:style-name="ce39"/>
          <table:table-cell table:style-name="ce28"/>
          <table:table-cell table:style-name="ce21"/>
          <table:table-cell table:style-name="ce35"/>
          <table:table-cell table:style-name="ce39"/>
          <table:table-cell table:style-name="ce28"/>
          <table:table-cell table:style-name="ce21"/>
          <table:table-cell table:style-name="ce35"/>
          <table:table-cell table:style-name="ce21"/>
          <table:table-cell table:style-name="ce35"/>
          <table:table-cell table:number-columns-repeated="16364"/>
        </table:table-row>
        <table:table-row table:style-name="ro1">
          <table:table-cell table:style-name="ce2"/>
          <table:table-cell table:style-name="ce12" office:value-type="string" calcext:value-type="string">
            <text:p><text:span text:style-name="T2">總排放量</text:span></text:p>
          </table:table-cell>
          <table:table-cell table:style-name="ce19" office:value-type="float" office:value="4055.54170500221" calcext:value-type="float">
            <text:p><text:s/>4,055.54 </text:p>
          </table:table-cell>
          <table:table-cell table:style-name="ce26" office:value-type="percentage" office:value="1" calcext:value-type="percentage">
            <text:p>100.00%</text:p>
          </table:table-cell>
          <table:table-cell table:style-name="ce19" office:value-type="float" office:value="1982.92200871739" calcext:value-type="float">
            <text:p><text:s/>1,982.92 </text:p>
          </table:table-cell>
          <table:table-cell table:style-name="ce33" office:value-type="percentage" office:value="1" calcext:value-type="percentage">
            <text:p>100.00%</text:p>
          </table:table-cell>
          <table:table-cell table:style-name="ce37" office:value-type="float" office:value="666.685931005917" calcext:value-type="float">
            <text:p><text:s/>666.69 </text:p>
          </table:table-cell>
          <table:table-cell table:style-name="ce26" office:value-type="percentage" office:value="1" calcext:value-type="percentage">
            <text:p>100.00%</text:p>
          </table:table-cell>
          <table:table-cell table:style-name="ce19" office:value-type="float" office:value="642.125512739408" calcext:value-type="float">
            <text:p><text:s/>642.13 </text:p>
          </table:table-cell>
          <table:table-cell table:style-name="ce33" office:value-type="percentage" office:value="1" calcext:value-type="percentage">
            <text:p>100.00%</text:p>
          </table:table-cell>
          <table:table-cell table:style-name="ce37" office:value-type="float" office:value="3598.19567023715" calcext:value-type="float">
            <text:p><text:s/>3,598.20 </text:p>
          </table:table-cell>
          <table:table-cell table:style-name="ce26" office:value-type="percentage" office:value="1" calcext:value-type="percentage">
            <text:p>100.00%</text:p>
          </table:table-cell>
          <table:table-cell table:style-name="ce19" office:value-type="float" office:value="1841.01879222948" calcext:value-type="float">
            <text:p><text:s/>1,841.02 </text:p>
          </table:table-cell>
          <table:table-cell table:style-name="ce33" office:value-type="percentage" office:value="1" calcext:value-type="percentage">
            <text:p>100.00%</text:p>
          </table:table-cell>
          <table:table-cell table:style-name="ce37" office:value-type="float" office:value="1144.12222717723" calcext:value-type="float">
            <text:p><text:s/>1,144.12 </text:p>
          </table:table-cell>
          <table:table-cell table:style-name="ce26" office:value-type="percentage" office:value="1" calcext:value-type="percentage">
            <text:p>100.00%</text:p>
          </table:table-cell>
          <table:table-cell table:style-name="ce19" office:value-type="float" office:value="1617.11164490022" calcext:value-type="float">
            <text:p><text:s/>1,617.11 </text:p>
          </table:table-cell>
          <table:table-cell table:style-name="ce33" office:value-type="percentage" office:value="1" calcext:value-type="percentage">
            <text:p>100.00%</text:p>
          </table:table-cell>
          <table:table-cell table:style-name="ce19" office:value-type="float" office:value="0.060584" calcext:value-type="float">
            <text:p><text:s/>0.06 </text:p>
          </table:table-cell>
          <table:table-cell table:style-name="ce33" office:value-type="percentage" office:value="1" calcext:value-type="percentage">
            <text:p>100.00%</text:p>
          </table:table-cell>
          <table:table-cell table:number-columns-repeated="16364"/>
        </table:table-row>
        <table:table-row table:style-name="ro2">
          <table:table-cell table:style-name="ce2"/>
          <table:table-cell table:style-name="ce12" office:value-type="string" calcext:value-type="string">
            <text:p>船舶領海內(不含港區內)</text:p>
          </table:table-cell>
          <table:table-cell table:style-name="ce22" office:value-type="float" office:value="150.357893727096" calcext:value-type="float">
            <text:p><text:s/>150.36 </text:p>
          </table:table-cell>
          <table:table-cell table:style-name="ce29"/>
          <table:table-cell table:style-name="ce22" office:value-type="float" office:value="150.357893727096" calcext:value-type="float">
            <text:p><text:s/>150.36 </text:p>
          </table:table-cell>
          <table:table-cell table:style-name="ce36"/>
          <table:table-cell table:style-name="ce40" office:value-type="float" office:value="137.436731473753" calcext:value-type="float">
            <text:p><text:s/>137.44 </text:p>
          </table:table-cell>
          <table:table-cell table:style-name="ce29"/>
          <table:table-cell table:style-name="ce22" office:value-type="float" office:value="643.724918153494" calcext:value-type="float">
            <text:p><text:s/>643.72 </text:p>
          </table:table-cell>
          <table:table-cell table:style-name="ce36"/>
          <table:table-cell table:style-name="ce40" office:value-type="float" office:value="5757.21196563522" calcext:value-type="float">
            <text:p><text:s/>5,757.21 </text:p>
          </table:table-cell>
          <table:table-cell table:style-name="ce29"/>
          <table:table-cell table:style-name="ce22" office:value-type="float" office:value="275.451741710701" calcext:value-type="float">
            <text:p><text:s/>275.45 </text:p>
          </table:table-cell>
          <table:table-cell table:style-name="ce36"/>
          <table:table-cell table:style-name="ce40" office:value-type="float" office:value="275.451741710701" calcext:value-type="float">
            <text:p><text:s/>275.45 </text:p>
          </table:table-cell>
          <table:table-cell table:style-name="ce29"/>
          <table:table-cell table:style-name="ce22" office:value-type="float" office:value="643.724918153494" calcext:value-type="float">
            <text:p><text:s/>643.72 </text:p>
          </table:table-cell>
          <table:table-cell table:style-name="ce36"/>
          <table:table-cell table:style-name="ce22" office:value-type="float" office:value="0" calcext:value-type="float">
            <text:p><text:s/>- <text:s text:c="2"/></text:p>
          </table:table-cell>
          <table:table-cell table:style-name="ce36"/>
          <table:table-cell table:number-columns-repeated="16364"/>
        </table:table-row>
        <table:table-row table:style-name="ro2">
          <table:table-cell table:style-name="ce2"/>
          <table:table-cell table:style-name="ce13"/>
          <table:table-cell table:number-columns-repeated="16382"/>
        </table:table-row>
        <table:table-row table:style-name="ro2">
          <table:table-cell table:style-name="ce2"/>
          <table:table-cell table:style-name="ce14" office:value-type="string" calcext:value-type="string">
            <text:p>註："船舶領海內(不含港區內)"範疇為根據內政部營建署「國土計畫之直轄市縣市海域管轄範圍」，僅條列，不納入各縣市行業別統計總量</text:p>
          </table:table-cell>
          <table:table-cell table:number-columns-repeated="16382"/>
        </table:table-row>
        <table:table-row table:style-name="ro2">
          <table:table-cell table:style-name="ce2"/>
          <table:table-cell table:style-name="ce14" office:value-type="string" calcext:value-type="string">
            <text:p><text:s text:c="7"/>"工業"類別中行業別依據為固定源資料庫中登載各公私場所行業別分類資料並經縣市確認/修正後認列</text:p>
          </table:table-cell>
          <table:table-cell table:number-columns-repeated="16382"/>
        </table:table-row>
        <table:table-row table:style-name="ro2">
          <table:table-cell table:style-name="ce2"/>
          <table:table-cell table:style-name="ce14" office:value-type="string" calcext:value-type="string">
            <text:p><text:s text:c="7"/>因受「嚴重特殊傳染性肺炎(COVID-19)」疫情影響， "陸上運輸業"、"水上運輸業"、"航空運輸業"為非常態排放量</text:p>
          </table:table-cell>
          <table:table-cell table:number-columns-repeated="16382"/>
        </table:table-row>
        <table:table-row table:style-name="ro2">
          <table:table-cell table:style-name="ce2"/>
          <table:table-cell table:style-name="ce2" office:value-type="string" calcext:value-type="string">
            <text:p>[TEDS12.0] 20230731v1</text:p>
          </table:table-cell>
          <table:table-cell table:number-columns-repeated="16382"/>
        </table:table-row>
        <table:table-row table:style-name="ro2">
          <table:table-cell table:style-name="ce2"/>
          <table:table-cell table:style-name="ce15" office:value-type="float" office:value="110" calcext:value-type="float">
            <text:p>110</text:p>
          </table:table-cell>
          <table:table-cell table:number-columns-repeated="16382"/>
        </table:table-row>
        <table:table-row table:style-name="ro2">
          <table:table-cell table:number-columns-repeated="2"/>
          <table:table-cell table:style-name="ce23" table:number-columns-repeated="18"/>
          <table:table-cell table:number-columns-repeated="16364"/>
        </table:table-row>
        <table:table-row table:style-name="ro2" table:number-rows-repeated="37">
          <table:table-cell table:number-columns-repeated="16384"/>
        </table:table-row>
        <table:table-row table:style-name="ro2">
          <table:table-cell table:number-columns-repeated="16384"/>
        </table:table-row>
        <table:table-row table:style-name="ro2" table:number-rows-repeated="1048477">
          <table:table-cell table:number-columns-repeated="16384"/>
        </table:table-row>
        <table:table-row table:style-name="ro2">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roman"/>
    <style:font-face style:name="新細明體1" svg:font-family="新細明體" style:font-family-generic="swiss"/>
    <style:font-face style:name="細明體" svg:font-family="細明體" style:font-family-generic="modern"/>
  </office:font-face-decls>
  <office:styles>
    <style:default-style style:family="table-cell">
      <style:paragraph-properties style:tab-stop-distance="1.25cm"/>
      <style:text-properties style:font-name="Liberation Sans" fo:font-size="10pt" fo:language="en" fo:country="US" style:font-name-asian="微軟正黑體" style:font-size-asian="10pt" style:language-asian="zh" style:country-asian="TW" style:font-name-complex="Lucida Sans" style:font-size-complex="10pt" style:language-complex="hi" style:country-complex="IN"/>
    </style:default-style>
    <number:number-style style:name="N0">
      <number:number number:min-integer-digits="1"/>
    </number:number-style>
    <number:currency-style style:name="N137P0" style:volatile="true">
      <number:text>$</number:text>
      <number:number number:decimal-places="0" number:min-decimal-places="0" number:min-integer-digits="1" number:grouping="true"/>
    </number:currency-style>
    <number:currency-style style:name="N137">
      <number:text>-$</number:text>
      <number:number number:decimal-places="0" number:min-decimal-places="0" number:min-integer-digits="1" number:grouping="true"/>
      <style:map style:condition="value()&gt;=0" style:apply-style-name="N137P0"/>
    </number:currency-style>
    <number:currency-style style:name="N138P0" style:volatile="true">
      <number:text>$</number:text>
      <number:number number:decimal-places="0" number:min-decimal-places="0" number:min-integer-digits="1" number:grouping="true"/>
    </number:currency-style>
    <number:currency-style style:name="N138">
      <style:text-properties fo:color="#ff0000"/>
      <number:text>-$</number:text>
      <number:number number:decimal-places="0" number:min-decimal-places="0" number:min-integer-digits="1" number:grouping="true"/>
      <style:map style:condition="value()&gt;=0" style:apply-style-name="N138P0"/>
    </number:currency-style>
    <number:currency-style style:name="N139P0" style:volatile="true">
      <number:text>$</number:text>
      <number:number number:decimal-places="2" number:min-decimal-places="2" number:min-integer-digits="1" number:grouping="true"/>
    </number:currency-style>
    <number:currency-style style:name="N139">
      <number:text>-$</number:text>
      <number:number number:decimal-places="2" number:min-decimal-places="2" number:min-integer-digits="1" number:grouping="true"/>
      <style:map style:condition="value()&gt;=0" style:apply-style-name="N139P0"/>
    </number:currency-style>
    <number:currency-style style:name="N140P0" style:volatile="true">
      <number:text>$</number:text>
      <number:number number:decimal-places="2" number:min-decimal-places="2" number:min-integer-digits="1" number:grouping="true"/>
    </number:currency-style>
    <number:currency-style style:name="N140">
      <style:text-properties fo:color="#ff0000"/>
      <number:text>-$</number:text>
      <number:number number:decimal-places="2" number:min-decimal-places="2" number:min-integer-digits="1" number:grouping="true"/>
      <style:map style:condition="value()&gt;=0" style:apply-style-name="N140P0"/>
    </number:currency-style>
    <number:date-style style:name="N141">
      <number:day/>
      <number:text>-</number:text>
      <number:month number:textual="true"/>
      <number:text>-</number:text>
      <number:year/>
    </number:date-style>
    <number:date-style style:name="N142">
      <number:day/>
      <number:text>-</number:text>
      <number:month number:textual="true"/>
    </number:date-style>
    <number:date-style style:name="N143">
      <number:month number:textual="true"/>
      <number:text>-</number:text>
      <number:year/>
    </number:date-style>
    <number:time-style style:name="N144">
      <number:hours number:style="long"/>
      <number:text>:</number:text>
      <number:minutes number:style="long"/>
      <number:text> </number:text>
      <number:am-pm/>
    </number:time-style>
    <number:time-style style:name="N145">
      <number:hours number:style="long"/>
      <number:text>:</number:text>
      <number:minutes number:style="long"/>
      <number:text>:</number:text>
      <number:seconds number:style="long"/>
      <number:text> </number:text>
      <number:am-pm/>
    </number:time-style>
    <number:number-style style:name="N146P0" style:volatile="true">
      <number:text>US$</number:text>
      <number:number number:decimal-places="0" number:min-decimal-places="0" number:min-integer-digits="1" number:grouping="true"/>
      <number:text> </number:text>
    </number:number-style>
    <number:number-style style:name="N146">
      <number:text>(US$</number:text>
      <number:number number:decimal-places="0" number:min-decimal-places="0" number:min-integer-digits="1" number:grouping="true"/>
      <number:text>)</number:text>
      <style:map style:condition="value()&gt;=0" style:apply-style-name="N146P0"/>
    </number:number-style>
    <number:number-style style:name="N147P0" style:volatile="true">
      <number:text>US$</number:text>
      <number:number number:decimal-places="0" number:min-decimal-places="0" number:min-integer-digits="1" number:grouping="true"/>
      <number:text> </number:text>
    </number:number-style>
    <number:number-style style:name="N147">
      <style:text-properties fo:color="#ff0000"/>
      <number:text>(US$</number:text>
      <number:number number:decimal-places="0" number:min-decimal-places="0" number:min-integer-digits="1" number:grouping="true"/>
      <number:text>)</number:text>
      <style:map style:condition="value()&gt;=0" style:apply-style-name="N147P0"/>
    </number:number-style>
    <number:number-style style:name="N148P0" style:volatile="true">
      <number:text>US$</number:text>
      <number:number number:decimal-places="2" number:min-decimal-places="2" number:min-integer-digits="1" number:grouping="true"/>
      <number:text> </number:text>
    </number:number-style>
    <number:number-style style:name="N148">
      <number:text>(US$</number:text>
      <number:number number:decimal-places="2" number:min-decimal-places="2" number:min-integer-digits="1" number:grouping="true"/>
      <number:text>)</number:text>
      <style:map style:condition="value()&gt;=0" style:apply-style-name="N148P0"/>
    </number:number-style>
    <number:number-style style:name="N149P0" style:volatile="true">
      <number:text>US$</number:text>
      <number:number number:decimal-places="2" number:min-decimal-places="2" number:min-integer-digits="1" number:grouping="true"/>
      <number:text> </number:text>
    </number:number-style>
    <number:number-style style:name="N149">
      <style:text-properties fo:color="#ff0000"/>
      <number:text>(US$</number:text>
      <number:number number:decimal-places="2" number:min-decimal-places="2" number:min-integer-digits="1" number:grouping="true"/>
      <number:text>)</number:text>
      <style:map style:condition="value()&gt;=0" style:apply-style-name="N149P0"/>
    </number:number-style>
    <number:date-style style:name="N150">
      <number:month/>
      <number:text>/</number:text>
      <number:day/>
      <number:text>/</number:text>
      <number:year/>
    </number:date-style>
    <number:date-style style:name="N151">
      <number:year number:style="long"/>
      <number:text>年</number:text>
      <number:month/>
      <number:text>月</number:text>
      <number:day/>
      <number:text>日</number:text>
    </number:date-style>
    <number:time-style style:name="N152">
      <number:am-pm/>
      <number:hours number:style="long"/>
      <number:text>時</number:text>
      <number:minutes number:style="long"/>
      <number:text>分</number:text>
    </number:time-style>
    <number:time-style style:name="N153">
      <number:am-pm/>
      <number:hours number:style="long"/>
      <number:text>時</number:text>
      <number:minutes number:style="long"/>
      <number:text>分</number:text>
      <number:seconds number:style="long"/>
      <number:text>秒</number:text>
    </number:time-style>
    <number:number-style style:name="N154P0" style:volatile="true">
      <number:number number:decimal-places="0" number:min-decimal-places="0" number:min-integer-digits="1" number:grouping="true"/>
    </number:number-style>
    <number:number-style style:name="N154">
      <number:text>-</number:text>
      <number:number number:decimal-places="0" number:min-decimal-places="0" number:min-integer-digits="1" number:grouping="true"/>
      <style:map style:condition="value()&gt;=0" style:apply-style-name="N154P0"/>
    </number:number-style>
    <number:number-style style:name="N155P0" style:volatile="true">
      <number:number number:decimal-places="0" number:min-decimal-places="0" number:min-integer-digits="1" number:grouping="true"/>
    </number:number-style>
    <number:number-style style:name="N155">
      <style:text-properties fo:color="#ff0000"/>
      <number:text>-</number:text>
      <number:number number:decimal-places="0" number:min-decimal-places="0" number:min-integer-digits="1" number:grouping="true"/>
      <style:map style:condition="value()&gt;=0" style:apply-style-name="N155P0"/>
    </number:number-style>
    <number:number-style style:name="N156P0" style:volatile="true">
      <number:number number:decimal-places="2" number:min-decimal-places="2" number:min-integer-digits="1" number:grouping="true"/>
    </number:number-style>
    <number:number-style style:name="N156">
      <number:text>-</number:text>
      <number:number number:decimal-places="2" number:min-decimal-places="2" number:min-integer-digits="1" number:grouping="true"/>
      <style:map style:condition="value()&gt;=0" style:apply-style-name="N156P0"/>
    </number:number-style>
    <number:number-style style:name="N157P0" style:volatile="true">
      <number:number number:decimal-places="2" number:min-decimal-places="2" number:min-integer-digits="1" number:grouping="true"/>
    </number:number-style>
    <number:number-style style:name="N157">
      <style:text-properties fo:color="#ff0000"/>
      <number:text>-</number:text>
      <number:number number:decimal-places="2" number:min-decimal-places="2" number:min-integer-digits="1" number:grouping="true"/>
      <style:map style:condition="value()&gt;=0" style:apply-style-name="N157P0"/>
    </number:number-style>
    <number:number-style style:name="N158P0" style:volatile="true">
      <number:text> </number:text>
      <number:fill-character> </number:fill-character>
      <number:number number:decimal-places="0" number:min-decimal-places="0" number:min-integer-digits="1" number:grouping="true"/>
      <number:text> </number:text>
    </number:number-style>
    <number:number-style style:name="N158P1" style:volatile="true">
      <number:text>-</number:text>
      <number:fill-character> </number:fill-character>
      <number:number number:decimal-places="0" number:min-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currency-style style:name="N159P0" style:volatile="true">
      <number:text> $</number:text>
      <number:fill-character> </number:fill-character>
      <number:number number:decimal-places="0" number:min-decimal-places="0" number:min-integer-digits="1" number:grouping="true"/>
      <number:text> </number:text>
    </number:currency-style>
    <number:currency-style style:name="N159P1" style:volatile="true">
      <number:text>-$</number:text>
      <number:fill-character> </number:fill-character>
      <number:number number:decimal-places="0" number:min-decimal-places="0" number:min-integer-digits="1" number:grouping="true"/>
      <number:text> </number:text>
    </number:currency-style>
    <number:currency-style style:name="N159P2" style:volatile="true">
      <number:text> $</number:text>
      <number:fill-character> </number:fill-character>
      <number:text>- </number:text>
    </number:currency-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number:text> </number:text>
      <number:fill-character> </number:fill-character>
      <number:number number:decimal-places="2" number:min-decimal-places="2" number:min-integer-digits="1" number:grouping="true"/>
      <number:text> </number:text>
    </number:number-style>
    <number:number-style style:name="N160P1" style:volatile="true">
      <number:text> </number:text>
      <number:fill-character> </number:fill-character>
      <number:text>(</number:text>
      <number:number number:decimal-places="2" number:min-decimal-places="2" number:min-integer-digits="1" number:grouping="true"/>
      <number:text>)</number:text>
    </number:number-style>
    <number:number-style style:name="N160P2" style:volatile="true">
      <number:text> </number:text>
      <number:fill-character> </number:fill-character>
      <number:text>-</number:text>
      <number:number number:decimal-places="0" number: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currency-style style:name="N161P0" style:volatile="true">
      <number:text> $</number:text>
      <number:fill-character> </number:fill-character>
      <number:number number:decimal-places="2" number:min-decimal-places="2" number:min-integer-digits="1" number:grouping="true"/>
      <number:text> </number:text>
    </number:currency-style>
    <number:currency-style style:name="N161P1" style:volatile="true">
      <number:text>-$</number:text>
      <number:fill-character> </number:fill-character>
      <number:number number:decimal-places="2" number:min-decimal-places="2" number:min-integer-digits="1" number:grouping="true"/>
      <number:text> </number:text>
    </number:currency-style>
    <number:currency-style style:name="N161P2" style:volatile="true">
      <number:text> $</number:text>
      <number:fill-character> </number:fill-character>
      <number:text>-</number:text>
      <number:number number:decimal-places="0" number:min-decimal-places="0" number:min-integer-digits="0"/>
      <number:text> </number:text>
    </number:currency-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time-style style:name="N162">
      <number:minutes number:style="long"/>
      <number:text>:</number:text>
      <number:seconds number:style="long"/>
    </number:time-style>
    <number:time-style style:name="N163" number:truncate-on-overflow="false">
      <number:hours/>
      <number:text>:</number:text>
      <number:minutes number:style="long"/>
      <number:text>:</number:text>
      <number:seconds number:style="long"/>
    </number:time-style>
    <number:time-style style:name="N164">
      <number:minutes number:style="long"/>
      <number:text>:</number:text>
      <number:seconds number:style="long" number:decimal-places="1"/>
    </number:time-style>
    <number:number-style style:name="N165">
      <number:scientific-number number:decimal-places="1" number:min-decimal-places="1" number:min-integer-digits="1" number:min-exponent-digits="1" number:exponent-interval="3" number:forced-exponent-sign="true"/>
    </number:number-style>
    <number:date-style style:name="N10137" number:language="zh" number:country="TW">
      <number:year number:calendar="ROC"/>
      <number:text>年</number:text>
      <number:month number:calendar="ROC"/>
      <number:text>月</number:text>
      <number:day number:calendar="ROC"/>
      <number:text>日</number:text>
    </number:date-style>
    <style:style style:name="Default" style:family="table-cell">
      <style:table-cell-properties style:rotation-align="none" style:vertical-align="bottom"/>
      <style:text-properties fo:color="#000000" style:font-name="新細明體1" fo:font-family="新細明體" style:font-family-generic="swiss" fo:font-size="11pt" style:font-name-asian="新細明體1" style:font-family-asian="新細明體" style:font-family-generic-asian="swiss"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一般_20_2" style:display-name="一般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1" fo:font-family="新細明體" style:font-family-generic="swiss" fo:font-size="12pt" fo:font-style="normal" fo:text-shadow="none" style:text-underline-style="none" fo:font-weight="normal" style:font-name-asian="新細明體1" style:font-family-asian="新細明體" style:font-family-generic-asian="swiss" style:font-size-asian="12pt" style:font-style-asian="normal" style:font-weight-asian="normal" style:font-size-complex="12pt" style:font-style-complex="normal" style:font-weight-complex="normal"/>
    </style:style>
    <style:style style:name="一般_20_6" style:display-name="一般 6"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1" fo:font-family="新細明體" style:font-family-generic="swiss" fo:font-size="11pt" fo:font-style="normal" fo:text-shadow="none" style:text-underline-style="none" fo:font-weight="normal" style:font-name-asian="新細明體1" style:font-family-asian="新細明體" style:font-family-generic-asian="swiss" style:font-size-asian="11pt" style:font-style-asian="normal" style:font-weight-asian="normal" style:font-size-complex="11pt" style:font-style-complex="normal" style:font-weight-complex="normal"/>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頁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8-02">0000/00/00</text:date>, <text:time>00:00:00</text:time></text:p>
        </style:region-right>
      </style:header>
      <style:header-left style:display="false"/>
      <style:header-first style:display="false"/>
      <style:footer>
        <text:p>頁 <text:page-number>1</text:page-number><text:s/>/ <text:page-count>99</text:page-count></text:p>
      </style:footer>
      <style:footer-left style:display="false"/>
      <style:footer-first style:display="false"/>
    </style:master-page>
    <style:master-page style:name="PageStyle_5f_澎湖縣" style:display-name="PageStyle_澎湖縣"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dministrator</meta:initial-creator>
    <dc:creator>Administrator</dc:creator>
    <meta:creation-date>2023-08-02T03:55:54</meta:creation-date>
    <dc:date>2023-08-02T03:55:54</dc:date>
    <meta:generator>LibreOffice/7.5.4.2$Windows_X86_64 LibreOffice_project/36ccfdc35048b057fd9854c757a8b67ec53977b6</meta:generator>
    <meta:document-statistic meta:table-count="1" meta:cell-count="937" meta:object-count="0"/>
    <meta:user-defined meta:name="AppVersion">16.0300</meta:user-defined>
  </office:meta>
</office:document-meta>
</file>